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39d7" officeooo:paragraph-rsid="000539d7"/>
    </style:style>
    <style:style style:name="P2" style:family="paragraph" style:parent-style-name="Standard">
      <style:paragraph-properties fo:text-align="start" style:justify-single-word="false"/>
      <style:text-properties officeooo:rsid="000539d7" officeooo:paragraph-rsid="000539d7"/>
    </style:style>
    <style:style style:name="P3" style:family="paragraph" style:parent-style-name="Standard">
      <style:paragraph-properties fo:text-align="start" style:justify-single-word="false"/>
      <style:text-properties fo:color="#c9211e" style:text-underline-style="solid" style:text-underline-width="auto" style:text-underline-color="font-color" officeooo:rsid="000cf280" officeooo:paragraph-rsid="000cf280"/>
    </style:style>
    <style:style style:name="P4" style:family="paragraph" style:parent-style-name="Standard">
      <style:paragraph-properties fo:text-align="start" style:justify-single-word="false"/>
      <style:text-properties fo:color="#c9211e" style:text-underline-style="solid" style:text-underline-width="auto" style:text-underline-color="font-color" officeooo:rsid="0010662c" officeooo:paragraph-rsid="0010662c"/>
    </style:style>
    <style:style style:name="P5" style:family="paragraph" style:parent-style-name="Standard">
      <style:paragraph-properties fo:text-align="start" style:justify-single-word="false"/>
      <style:text-properties fo:color="#c9211e" style:text-underline-style="none" officeooo:rsid="00073449" officeooo:paragraph-rsid="00073449"/>
    </style:style>
    <style:style style:name="P6" style:family="paragraph" style:parent-style-name="Standard" style:list-style-name="L4">
      <style:paragraph-properties fo:text-align="start" style:justify-single-word="false"/>
      <style:text-properties officeooo:paragraph-rsid="000cf280"/>
    </style:style>
    <style:style style:name="P7" style:family="paragraph" style:parent-style-name="Standard">
      <style:paragraph-properties fo:text-align="start" style:justify-single-word="false"/>
      <style:text-properties officeooo:paragraph-rsid="000cf280"/>
    </style:style>
    <style:style style:name="P8" style:family="paragraph" style:parent-style-name="Standard">
      <style:paragraph-properties fo:text-align="start" style:justify-single-word="false"/>
      <style:text-properties fo:color="#000000" style:text-underline-style="none" officeooo:rsid="00092801" officeooo:paragraph-rsid="00092801"/>
    </style:style>
    <style:style style:name="P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c9211e" style:text-underline-style="none" officeooo:rsid="00073449" officeooo:paragraph-rsid="000cf280"/>
    </style:style>
    <style:style style:name="P1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c9211e" style:text-underline-style="solid" style:text-underline-width="auto" style:text-underline-color="font-color" officeooo:rsid="00073449" officeooo:paragraph-rsid="00073449"/>
    </style:style>
    <style:style style:name="P1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c9211e" style:text-underline-style="solid" style:text-underline-width="auto" style:text-underline-color="font-color" officeooo:rsid="000cf280" officeooo:paragraph-rsid="000cf280"/>
    </style:style>
    <style:style style:name="P1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c9211e" style:text-underline-style="solid" style:text-underline-width="auto" style:text-underline-color="font-color" officeooo:rsid="000d6c44" officeooo:paragraph-rsid="000d6c44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c9211e" style:text-underline-style="solid" style:text-underline-width="auto" style:text-underline-color="font-color" officeooo:rsid="0010662c" officeooo:paragraph-rsid="0010662c"/>
    </style:style>
    <style:style style:name="P1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c9211e" style:text-underline-style="solid" style:text-underline-width="auto" style:text-underline-color="font-color" officeooo:rsid="0011bdd6" officeooo:paragraph-rsid="0011bdd6"/>
    </style:style>
    <style:style style:name="P1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c9211e" style:text-underline-style="solid" style:text-underline-width="auto" style:text-underline-color="font-color" officeooo:rsid="001319d6" officeooo:paragraph-rsid="001319d6"/>
    </style:style>
    <style:style style:name="P1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c9211e" style:text-underline-style="solid" style:text-underline-width="auto" style:text-underline-color="font-color" officeooo:rsid="001319d6" officeooo:paragraph-rsid="0014925a"/>
    </style:style>
    <style:style style:name="P1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c9211e" style:text-underline-style="solid" style:text-underline-width="auto" style:text-underline-color="font-color" officeooo:rsid="0014925a" officeooo:paragraph-rsid="0014925a"/>
    </style:style>
    <style:style style:name="T1" style:family="text">
      <style:text-properties fo:color="#000000"/>
    </style:style>
    <style:style style:name="T2" style:family="text">
      <style:text-properties fo:color="#000000" officeooo:rsid="000881b6"/>
    </style:style>
    <style:style style:name="T3" style:family="text">
      <style:text-properties fo:color="#000000" officeooo:rsid="0008e642"/>
    </style:style>
    <style:style style:name="T4" style:family="text">
      <style:text-properties fo:color="#000000" style:text-underline-style="none"/>
    </style:style>
    <style:style style:name="T5" style:family="text">
      <style:text-properties fo:color="#000000" style:text-underline-style="none" officeooo:rsid="00092801"/>
    </style:style>
    <style:style style:name="T6" style:family="text">
      <style:text-properties fo:color="#000000" style:text-underline-style="none" officeooo:rsid="000a487d"/>
    </style:style>
    <style:style style:name="T7" style:family="text">
      <style:text-properties fo:color="#000000" style:text-underline-style="none" officeooo:rsid="0014bce3"/>
    </style:style>
    <style:style style:name="T8" style:family="text">
      <style:text-properties officeooo:rsid="000a487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hier Des Charges</text:p>
      <text:p text:style-name="P1"/>
      <text:p text:style-name="P3">Présentation du projet :</text:p>
      <text:p text:style-name="P11"/>
      <text:p text:style-name="P12">Nom :<text:span text:style-name="T4"> Labyos</text:span></text:p>
      <text:p text:style-name="P12"><text:span text:style-name="T4"/></text:p>
      <text:p text:style-name="P14"><text:span text:style-name="T4">Participants : Yannis , Dany , Thomas</text:span></text:p>
      <text:p text:style-name="P1"/>
      <text:p text:style-name="P10">Objectif :</text:p>
      <text:p text:style-name="P5"/>
      <text:p text:style-name="P9"><text:tab/><text:span text:style-name="T1">Créer un </text:span><text:span text:style-name="T2">jeu de labyrinthe </text:span><text:span text:style-name="T3">avec 3 mode de jeu :</text:span></text:p>
      <text:list xml:id="list534926794" text:style-name="L4">
        <text:list-item>
          <text:p text:style-name="P6"><text:span text:style-name="T5">un mode chargement depuis un fichier</text:span></text:p>
        </text:list-item>
        <text:list-item>
          <text:p text:style-name="P6"><text:span text:style-name="T5">un mode avec des niveaux</text:span></text:p>
        </text:list-item>
        <text:list-item>
          <text:p text:style-name="P6"><text:span text:style-name="T5">un mode avec un génération aléatoire et ‘</text:span><text:span text:style-name="T6">endless’ mode</text:span></text:p>
        </text:list-item>
      </text:list>
      <text:p text:style-name="P7"><text:span text:style-name="T6"/></text:p>
      <text:p text:style-name="P4"><text:span text:style-name="T8">D</text:span>étail du projet :</text:p>
      <text:p text:style-name="P13"><text:span text:style-name="T4"/></text:p>
      <text:p text:style-name="P15"><text:span text:style-name="T4">Moteur ( gestion de fenêtre , gestion de l’ajout d’image , <text:s/>… ) : Thomas</text:span></text:p>
      <text:p text:style-name="P16"><text:span text:style-name="T4">Gestion de la génération du labyrinthe , création du menu , et de la class bouton , ... : Dany</text:span></text:p>
      <text:p text:style-name="P17"><text:span text:style-name="T4">les autres vue et gestion des collisions , … : </text:span><text:span text:style-name="T7">Yannis</text:span></text:p>
      <text:p text:style-name="P13"><text:span text:style-name="T4"/></text:p>
      <text:p text:style-name="P8"/>
      <text:p text:style-name="P8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12T19:14:53.933000000</meta:creation-date>
    <dc:date>2021-01-12T19:35:03.050000000</dc:date>
    <meta:editing-duration>PT20M1S</meta:editing-duration>
    <meta:editing-cycles>20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13" meta:word-count="103" meta:character-count="503" meta:non-whitespace-character-count="414"/>
  </office:meta>
</office:document-meta>
</file>